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200%" fo:text-align="start" style:justify-single-word="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font-name="Times New Roman" fo:font-size="12pt" fo:font-weight="bold" style:font-name-asian="Helvetica" style:font-size-asian="12pt" style:font-weight-asian="bold" style:font-name-complex="Helvetica" style:font-size-complex="12pt" style:font-weight-complex="bold"/>
    </style:style>
    <style:style style:name="T5" style:family="text">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T6" style:family="text">
      <style:text-properties style:font-name="Times New Roman"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81</text:p>
      <text:p text:style-name="P2">January 14<text:span text:style-name="T1">th</text:span>, 2012<text:tab/><text:tab/><text:tab/> <text:s/>Capstone Project Choices<text:tab/><text:tab/><text:tab/><text:tab/> <text:s text:c="4"/>Colby Blair</text:p>
      <text:p text:style-name="P2"/>
      <text:p text:style-name="P3"><text:tab/>The first project I choose is the <text:span text:style-name="T2">Scientific Data Management System</text:span><text:span text:style-name="T3">. This was the project I helped write a proposal for. I choose this project because I think it will provide the most useful knowledge of software development out of the other projects. My qualifications include 6 months of development with a web team, using an MVC framework. I was the project leader, and helped with everything from writing code to writing unit tests to write build scripts and accounting.</text:span></text:p>
      <text:p text:style-name="P3"><text:span text:style-name="T3"><text:tab/>The second project I choose is the </text:span><text:span text:style-name="T2">RS-232 Data Communication</text:span><text:span text:style-name="T3">. I choose this project because it would give me more experience with writing software for bare metal. My qualifications are an Associates in Computer Engineering, and also current development with other communication protocols in my current internship.</text:span></text:p>
      <text:p text:style-name="P3"><text:span text:style-name="T3"><text:tab/>The third project </text:span><text:span text:style-name="T6">I choose is the </text:span><text:span text:style-name="T4">Cost Management System</text:span><text:span text:style-name="T5">. I choose this project because my colleagues that worked on it the previous semester suggested it. My qualifications include 6 months of development with a web team, and 2+ years working for another scientific/biology based organ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lby Blair</meta:initial-creator>
    <meta:creation-date>2012-01-16T21:48:14</meta:creation-date>
    <meta:document-statistic meta:table-count="0" meta:image-count="0" meta:object-count="0" meta:page-count="1" meta:paragraph-count="5" meta:word-count="183" meta:character-count="1157"/>
    <dc:date>2012-01-16T22:10:09</dc:date>
    <dc:creator>Colby Blair</dc:creator>
    <meta:editing-duration>PT6M14S</meta:editing-duration>
    <meta:editing-cycles>1</meta:editing-cycles>
    <meta:generator>OpenOffice.org/3.3$Unix OpenOffice.org_project/330m20$Build-9567</meta:generator>
  </office:meta>
</office:document-meta>
</file>